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fc21" officeooo:paragraph-rsid="0004fc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tion Juristische Zitierweis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" style:family="paragraph" style:parent-style-name="Text_20_body" style:class="list"/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31:06.680431715</meta:creation-date>
    <dc:title>Simple</dc:title>
    <meta:generator>LibreOffice/24.8.3.2$Linux_X86_64 LibreOffice_project/480$Build-2</meta:generator>
    <meta:editing-duration>PT56S</meta:editing-duration>
    <meta:editing-cycles>2</meta:editing-cycles>
    <dc:date>2024-12-05T13:32:02.655218809</dc:date>
    <meta:document-statistic meta:table-count="0" meta:image-count="0" meta:object-count="0" meta:page-count="1" meta:paragraph-count="1" meta:word-count="3" meta:character-count="38" meta:non-whitespace-character-count="35"/>
  </office:meta>
</office:document-meta>
</file>